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text-properties officeooo:rsid="00145279" officeooo:paragraph-rsid="0018a9c7"/>
    </style:style>
    <style:style style:name="P2" style:family="paragraph" style:parent-style-name="Standard">
      <style:text-properties officeooo:rsid="0018a9c7" officeooo:paragraph-rsid="0018a9c7"/>
    </style:style>
    <style:style style:name="P3" style:family="paragraph" style:parent-style-name="Standard">
      <style:text-properties officeooo:rsid="0007e82f" officeooo:paragraph-rsid="0018a9c7"/>
    </style:style>
    <style:style style:name="P4" style:family="paragraph" style:parent-style-name="Standard">
      <style:text-properties officeooo:rsid="00062cad" officeooo:paragraph-rsid="0018a9c7"/>
    </style:style>
    <style:style style:name="P5" style:family="paragraph" style:parent-style-name="Standard">
      <style:text-properties officeooo:rsid="000a8b16" officeooo:paragraph-rsid="0018a9c7"/>
    </style:style>
    <style:style style:name="P6" style:family="paragraph" style:parent-style-name="Standard">
      <style:text-properties officeooo:rsid="000e35d6" officeooo:paragraph-rsid="0018a9c7"/>
    </style:style>
    <style:style style:name="P7" style:family="paragraph" style:parent-style-name="Standard">
      <style:text-properties officeooo:rsid="001067c3" officeooo:paragraph-rsid="0018a9c7"/>
    </style:style>
    <style:style style:name="P8" style:family="paragraph" style:parent-style-name="Standard">
      <style:text-properties officeooo:rsid="0012ae70" officeooo:paragraph-rsid="0018a9c7"/>
    </style:style>
    <style:style style:name="P9" style:family="paragraph" style:parent-style-name="Standard">
      <style:text-properties officeooo:rsid="001138ba" officeooo:paragraph-rsid="0018a9c7"/>
    </style:style>
    <style:style style:name="P10" style:family="paragraph" style:parent-style-name="Standard">
      <style:text-properties officeooo:rsid="0011957f" officeooo:paragraph-rsid="0018a9c7"/>
    </style:style>
    <style:style style:name="P11" style:family="paragraph" style:parent-style-name="Standard">
      <style:text-properties officeooo:rsid="0011b755" officeooo:paragraph-rsid="0018a9c7"/>
    </style:style>
    <style:style style:name="P12" style:family="paragraph" style:parent-style-name="Standard">
      <style:text-properties officeooo:rsid="001ad6a3" officeooo:paragraph-rsid="001a20d0"/>
    </style:style>
    <style:style style:name="P13" style:family="paragraph" style:parent-style-name="Standard">
      <style:text-properties officeooo:rsid="001a20d0" officeooo:paragraph-rsid="001a20d0"/>
    </style:style>
    <style:style style:name="P14" style:family="paragraph" style:parent-style-name="Standard">
      <style:text-properties officeooo:rsid="001b803f" officeooo:paragraph-rsid="001a20d0"/>
    </style:style>
    <style:style style:name="P15" style:family="paragraph" style:parent-style-name="Standard">
      <style:text-properties officeooo:rsid="0020b9b2" officeooo:paragraph-rsid="001a20d0"/>
    </style:style>
    <style:style style:name="P16" style:family="paragraph" style:parent-style-name="Standard">
      <style:text-properties officeooo:rsid="001c1b09" officeooo:paragraph-rsid="001a20d0"/>
    </style:style>
    <style:style style:name="P17" style:family="paragraph" style:parent-style-name="Standard">
      <style:text-properties officeooo:rsid="001ef1b0" officeooo:paragraph-rsid="001a20d0"/>
    </style:style>
    <style:style style:name="P18" style:family="paragraph" style:parent-style-name="Standard">
      <style:text-properties officeooo:rsid="001ba27b" officeooo:paragraph-rsid="001ba27b"/>
    </style:style>
    <style:style style:name="P19" style:family="paragraph" style:parent-style-name="Standard">
      <style:text-properties officeooo:rsid="0011bb5e" officeooo:paragraph-rsid="001ba27b"/>
    </style:style>
    <style:style style:name="P20" style:family="paragraph" style:parent-style-name="Standard">
      <style:text-properties fo:font-weight="normal" officeooo:rsid="0011bb5e" officeooo:paragraph-rsid="001ba27b" style:font-weight-asian="normal" style:font-weight-complex="normal"/>
    </style:style>
    <style:style style:name="P21" style:family="paragraph" style:parent-style-name="Standard">
      <style:text-properties officeooo:rsid="00120a9f" officeooo:paragraph-rsid="001ba27b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1ccc0e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1ccc0e" style:font-name-complex="Calibri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Liberation Serif" officeooo:paragraph-rsid="001ccc0e" style:font-name-complex="Symbo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1ccc0e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1ccc0e" officeooo:paragraph-rsid="001ccc0e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0145279" officeooo:paragraph-rsid="001ccc0e"/>
    </style:style>
    <style:style style:name="P28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style:font-name="Liberation Serif" officeooo:paragraph-rsid="001ccc0e"/>
    </style:style>
    <style:style style:name="P29" style:family="paragraph" style:parent-style-name="Standard">
      <style:paragraph-properties fo:margin-top="0cm" fo:margin-bottom="0cm" loext:contextual-spacing="false" fo:line-height="100%" fo:padding="0cm" fo:border-left="none" fo:border-right="none" fo:border-top="none" fo:border-bottom="0.74pt solid #00000a"/>
      <style:text-properties style:font-name="Liberation Serif" officeooo:paragraph-rsid="001ccc0e"/>
    </style:style>
    <style:style style:name="T1" style:family="text">
      <style:text-properties officeooo:rsid="0018a9c7"/>
    </style:style>
    <style:style style:name="T2" style:family="text">
      <style:text-properties officeooo:rsid="00145279"/>
    </style:style>
    <style:style style:name="T3" style:family="text">
      <style:text-properties officeooo:rsid="0008bcad"/>
    </style:style>
    <style:style style:name="T4" style:family="text">
      <style:text-properties officeooo:rsid="0007e82f"/>
    </style:style>
    <style:style style:name="T5" style:family="text">
      <style:text-properties officeooo:rsid="000a8b16"/>
    </style:style>
    <style:style style:name="T6" style:family="text">
      <style:text-properties officeooo:rsid="0012ae70"/>
    </style:style>
    <style:style style:name="T7" style:family="text">
      <style:text-properties officeooo:rsid="001c1b09"/>
    </style:style>
    <style:style style:name="T8" style:family="text">
      <style:text-properties officeooo:rsid="0020b9b2"/>
    </style:style>
    <style:style style:name="T9" style:family="text">
      <style:text-properties officeooo:rsid="0011bb5e"/>
    </style:style>
    <style:style style:name="T10" style:family="text">
      <style:text-properties officeooo:rsid="001ba27b"/>
    </style:style>
    <style:style style:name="T11" style:family="text">
      <style:text-properties officeooo:rsid="001ccc0e"/>
    </style:style>
    <style:style style:name="T12" style:family="text">
      <style:text-properties style:font-name-complex="Calibri"/>
    </style:style>
    <style:style style:name="T13" style:family="text">
      <style:text-properties officeooo:rsid="001ccc0e" style:font-name-complex="Calibri"/>
    </style:style>
    <style:style style:name="T14" style:family="text">
      <style:text-properties style:font-name-complex="Symbol"/>
    </style:style>
    <style:style style:name="T15" style:family="text">
      <style:text-properties style:font-name="Liberation Serif" style:font-name-complex="Calibri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5">Assignments for 7-12-17:</text:span></text:p>
      <text:p text:style-name="P25"><text:span text:style-name="T15">1. Write a Python program to accept user input (with input() function) of integer (binary, octal, decimal and Hexadecimal), float (using decimal or exponent formats, e and E) and strings (all 3 ways) <text:s/>and print the user entered values.</text:span></text:p>
      <text:p text:style-name="P22"/>
      <text:p text:style-name="P22">#!/usr/bin/python</text:p>
      <text:p text:style-name="P22"/>
      <text:p text:style-name="P22">de = input("Enter Decimal Value : ")</text:p>
      <text:p text:style-name="P22">print int(de)</text:p>
      <text:p text:style-name="P22">bi = input("Enter Binary Value : ")</text:p>
      <text:p text:style-name="P22">print bin(bi)</text:p>
      <text:p text:style-name="P22">oc = input("Enter Octal Value : ")</text:p>
      <text:p text:style-name="P22">print oct(oc)</text:p>
      <text:p text:style-name="P22">he = input("Enter Hexadecimal Value : ")</text:p>
      <text:p text:style-name="P22">print hex(he)</text:p>
      <text:p text:style-name="P22"/>
      <text:p text:style-name="P22">fl = input("Enter float Value : ")</text:p>
      <text:p text:style-name="P22">print float(fl)</text:p>
      <text:p text:style-name="P22"/>
      <text:p text:style-name="P22">sq = input("Enter String with Single Quote : ")</text:p>
      <text:p text:style-name="P22">print sq</text:p>
      <text:p text:style-name="P22">dq = input("Enter String with Double Quote : ")</text:p>
      <text:p text:style-name="P22">print dq</text:p>
      <text:p text:style-name="P22">tq = input("Enter String with Triple Quote : ")</text:p>
      <text:p text:style-name="P22">print tq</text:p>
      <text:p text:style-name="P22"/>
      <text:p text:style-name="P22"/>
      <text:p text:style-name="P22">Enter Decimal Value : 10 <text:s text:c="95"/>10 <text:s text:c="117"/>Enter Binary Value : 0b1101 <text:s text:c="90"/>0b1101 <text:s text:c="113"/>Enter Octal Value : 023 <text:s text:c="98"/>023 <text:s text:c="116"/>Enter Hexadecimal Value : 0xabc <text:s text:c="83"/>0xabc <text:s text:c="114"/>Enter float Value : 10.0 <text:s text:c="99"/>10.0 <text:s text:c="115"/>Enter String with Single Quote : 'Hai' <text:s text:c="77"/>Hai <text:s text:c="116"/>Enter String with Double Quote : "Hello" <text:s text:c="71"/>Hello <text:s text:c="114"/>Enter String with Triple Quote : <text:s text:c="7"/>‘’’How are you’’’<text:tab/><text:tab/><text:tab/><text:tab/> <text:s text:c="8"/>How are you</text:p>
      <text:p text:style-name="P28"/>
      <text:p text:style-name="P22"/>
      <text:p text:style-name="P22"><text:span text:style-name="T12">2. Write a Python program to perform the following:</text:span></text:p>
      <text:p text:style-name="P22"><text:span text:style-name="T14"></text:span><text:span text:style-name="T12">Assign integer (decimal) value to an variable and print the variable</text:span></text:p>
      <text:p text:style-name="P22"><text:span text:style-name="T14"></text:span><text:span text:style-name="T12">Assign integer (binary) value to an variable and print the variable</text:span></text:p>
      <text:p text:style-name="P22"><text:span text:style-name="T14"></text:span><text:span text:style-name="T12">Assign integer (octal) value to an variable and print the variable</text:span></text:p>
      <text:p text:style-name="P22"><text:span text:style-name="T14"></text:span><text:span text:style-name="T12">Assign integer (hexa-decimal) value to an variable and print the variable</text:span></text:p>
      <text:p text:style-name="P23"/>
      <text:p text:style-name="P22">#!/usr/bin/python</text:p>
      <text:p text:style-name="P22">de = 712</text:p>
      <text:p text:style-name="P22">print "Decimal Value is",int(de)</text:p>
      <text:p text:style-name="P22">bi = 0b1010</text:p>
      <text:p text:style-name="P22">print "Binary Value is",bin(bi)</text:p>
      <text:p text:style-name="P22">oc = 0712</text:p>
      <text:p text:style-name="P22">print "Octal Value is",oct(oc)</text:p>
      <text:p text:style-name="P22">hx = 0x712</text:p>
      <text:p text:style-name="P22">print "Hexa Decimal Value is",hex(hx) <text:s text:c="2"/></text:p>
      <text:p text:style-name="P22"><text:soft-page-break/><text:span text:style-name="T11">output:</text:span> Decimal Value is 712 <text:s text:c="5"/></text:p>
      <text:p text:style-name="P22">Binary Value is 0b1010</text:p>
      <text:p text:style-name="P22">Octal Value is 0712</text:p>
      <text:p text:style-name="P22">Hexa Decimal Value is 0x712 <text:s text:c="3"/></text:p>
      <text:p text:style-name="P22">--------------------------------------------------------------------------------------------------------------------------------------</text:p>
      <text:p text:style-name="P22"><text:span text:style-name="T12">3. Write the steps in Python to perform the following data type conversions:</text:span></text:p>
      <text:p text:style-name="P23"/>
      <text:p text:style-name="P22"><text:span text:style-name="T14"></text:span><text:span text:style-name="T12">Assign values in binary, octal, hexadecimal, decimal, print the values using int() function with</text:span></text:p>
      <text:p text:style-name="P22"><text:span text:style-name="T12">explicit base. Also print the type of the values.</text:span></text:p>
      <text:p text:style-name="P23"/>
      <text:p text:style-name="P22"><text:span text:style-name="T12">#!/usr/bin/python</text:span></text:p>
      <text:p text:style-name="P22"><text:span text:style-name="T12">de = "712"</text:span></text:p>
      <text:p text:style-name="P22"><text:span text:style-name="T12">bi = "0b1010"</text:span></text:p>
      <text:p text:style-name="P22"><text:span text:style-name="T12">oc = "0712"</text:span></text:p>
      <text:p text:style-name="P22"><text:span text:style-name="T12">hx = "0x712"</text:span></text:p>
      <text:p text:style-name="P23"/>
      <text:p text:style-name="P22"><text:span text:style-name="T12">c_de = int(de,base=0)</text:span></text:p>
      <text:p text:style-name="P22"><text:span text:style-name="T12">print "Decimal Value is",c_de,"type is",type(c_de)</text:span></text:p>
      <text:p text:style-name="P23"/>
      <text:p text:style-name="P22"><text:span text:style-name="T12">c_bi = int(bi,base=2)</text:span></text:p>
      <text:p text:style-name="P22"><text:span text:style-name="T12">print "Binary Value is",c_bi,"type is",type(c_bi)</text:span></text:p>
      <text:p text:style-name="P23"/>
      <text:p text:style-name="P22"><text:span text:style-name="T12">c_oc = int(oc,base=8)</text:span></text:p>
      <text:p text:style-name="P22"><text:span text:style-name="T12">print "Octal Value is",c_oc,"type is",type(c_oc)</text:span></text:p>
      <text:p text:style-name="P23"/>
      <text:p text:style-name="P22"><text:span text:style-name="T12">c_hx = int(hx,base=16)</text:span></text:p>
      <text:p text:style-name="P22"><text:span text:style-name="T12">print "Hexa Decimal Value is",c_hx,"type is",type(c_hx)</text:span></text:p>
      <text:p text:style-name="P23"/>
      <text:p text:style-name="P22"><text:span text:style-name="T13">output:</text:span><text:span text:style-name="T12"> <text:s/>Decimal Value is 712 type is &lt;type 'int'&gt; <text:s text:c="80"/></text:span></text:p>
      <text:p text:style-name="P22"><text:span text:style-name="T12">Binary Value is 10 type is &lt;type 'int'&gt; <text:s text:c="79"/></text:span></text:p>
      <text:p text:style-name="P22"><text:span text:style-name="T12">Octal Value is 458 type is &lt;type 'int'&gt; <text:s text:c="77"/></text:span></text:p>
      <text:p text:style-name="P22"><text:span text:style-name="T12">Hexa Decimal Value is 1810 type is &lt;type 'int'&gt; <text:s/></text:span></text:p>
      <text:p text:style-name="P23"/>
      <text:p text:style-name="P22"><text:span text:style-name="T14"></text:span><text:span text:style-name="T12">Assign values in binary, octal, hexadecimal, decimal, print the values using long() function with</text:span></text:p>
      <text:p text:style-name="P22"><text:span text:style-name="T12">explicit base. Also print the type of the values.</text:span></text:p>
      <text:p text:style-name="P22"><text:span text:style-name="T12">#!/usr/bin/python</text:span></text:p>
      <text:p text:style-name="P22"><text:span text:style-name="T12">de = "712"</text:span></text:p>
      <text:p text:style-name="P22"><text:span text:style-name="T12">bi = "0b1010"</text:span></text:p>
      <text:p text:style-name="P22"><text:span text:style-name="T12">oc = "0712"</text:span></text:p>
      <text:p text:style-name="P22"><text:span text:style-name="T12">hx = "0x712"</text:span></text:p>
      <text:p text:style-name="P23"/>
      <text:p text:style-name="P22"><text:span text:style-name="T12">c_de = long(de,base=0)</text:span></text:p>
      <text:p text:style-name="P22"><text:span text:style-name="T12">print "Decimal Value is",c_de,"type is",type(c_de)</text:span></text:p>
      <text:p text:style-name="P23"/>
      <text:p text:style-name="P22"><text:span text:style-name="T12">c_bi = long(bi,base=2)</text:span></text:p>
      <text:p text:style-name="P22"><text:span text:style-name="T12">print "Binary Value is",c_bi,"type is",type(c_bi)</text:span></text:p>
      <text:p text:style-name="P23"/>
      <text:p text:style-name="P22"><text:span text:style-name="T12">c_oc = long(oc,base=8)</text:span></text:p>
      <text:p text:style-name="P22"><text:span text:style-name="T12">print "Octal Value is",c_oc,"type is",type(c_oc)</text:span></text:p>
      <text:p text:style-name="P23"/>
      <text:p text:style-name="P22"><text:span text:style-name="T12">c_hx = long(hx,base=16)</text:span></text:p>
      <text:p text:style-name="P22"><text:soft-page-break/><text:span text:style-name="T12">print "Hexa Decimal Value is",c_hx,"type is",type(c_hx)</text:span></text:p>
      <text:p text:style-name="P22"><text:span text:style-name="T12"/></text:p>
      <text:p text:style-name="P22"><text:span text:style-name="T13">output:</text:span><text:span text:style-name="T12"> <text:s/>Decimal Value is 712 type is &lt;type 'long'&gt; </text:span></text:p>
      <text:p text:style-name="P22"><text:span text:style-name="T12">Binary Value is 10 type is &lt;type 'long'&gt; <text:s text:c="79"/></text:span></text:p>
      <text:p text:style-name="P22"><text:span text:style-name="T12">Octal Value is 458 type is &lt;type 'long'&gt; </text:span></text:p>
      <text:p text:style-name="P22"><text:span text:style-name="T12">Hexa Decimal Value is 1810 type is &lt;type 'long'&gt;</text:span></text:p>
      <text:p text:style-name="P23"/>
      <text:p text:style-name="P22"><text:span text:style-name="T14"></text:span><text:span text:style-name="T12">Accept an integer from user, convert to float and print the number.</text:span></text:p>
      <text:p text:style-name="P22"><text:span text:style-name="T12">#!/usr/bin/python</text:span></text:p>
      <text:p text:style-name="P22"><text:span text:style-name="T12">val = input("Enter a Value : ")</text:span></text:p>
      <text:p text:style-name="P22"><text:span text:style-name="T12">print float(val)</text:span></text:p>
      <text:p text:style-name="P22"><text:span text:style-name="T13">output:</text:span><text:span text:style-name="T12"> <text:s text:c="11"/>Enter a Value : 10 <text:s text:c="101"/></text:span></text:p>
      <text:p text:style-name="P22"><text:span text:style-name="T12">10.0</text:span></text:p>
      <text:p text:style-name="P23"/>
      <text:p text:style-name="P22"><text:span text:style-name="T14"></text:span><text:span text:style-name="T12">Accept 3 integers, convert them to strings, add the 3 strings and display the resultant string</text:span></text:p>
      <text:p text:style-name="P22"><text:span text:style-name="T12">#!/usr/bin/python</text:span></text:p>
      <text:p text:style-name="P22"><text:span text:style-name="T12">val1 = str(input("Enter a Value 1 : "))</text:span></text:p>
      <text:p text:style-name="P22"><text:span text:style-name="T12">val2 = str(input("Enter a Value 2 : "))</text:span></text:p>
      <text:p text:style-name="P22"><text:span text:style-name="T12">val3 = str(input("Enter a Value 3 : "))</text:span></text:p>
      <text:p text:style-name="P23"/>
      <text:p text:style-name="P22"><text:span text:style-name="T12">res = val1+val2+val3</text:span></text:p>
      <text:p text:style-name="P22"><text:span text:style-name="T12">print "Resultant String is",res</text:span></text:p>
      <text:p text:style-name="P23"/>
      <text:p text:style-name="P22"><text:span text:style-name="T13">output:</text:span><text:span text:style-name="T12"> <text:s/>Enter a Value 1 : 10 <text:s text:c="17"/></text:span></text:p>
      <text:p text:style-name="P22"><text:span text:style-name="T12">Enter a Value 2 : 20 <text:s text:c="98"/></text:span></text:p>
      <text:p text:style-name="P22"><text:span text:style-name="T12">Enter a Value 3 : 30 <text:s text:c="99"/></text:span></text:p>
      <text:p text:style-name="P22"><text:span text:style-name="T12">Resultant String is 102030</text:span></text:p>
      <text:p text:style-name="P23"/>
      <text:p text:style-name="P22"><text:span text:style-name="T14"></text:span><text:span text:style-name="T12">Accept a string from user, print char and its integer value for all the characters (No need to use</text:span></text:p>
      <text:p text:style-name="P22"><text:span text:style-name="T12">loops)</text:span></text:p>
      <text:p text:style-name="P23"/>
      <text:p text:style-name="P22"><text:span text:style-name="T12">#!/usr/bin/python</text:span></text:p>
      <text:p text:style-name="P22"><text:span text:style-name="T12">st = raw_input("Enter String of length 6 : ")</text:span></text:p>
      <text:p text:style-name="P22"><text:span text:style-name="T12">print st[0],"-",ord(st[0]),"\n"</text:span></text:p>
      <text:p text:style-name="P22"><text:span text:style-name="T12">print st[1],"-",ord(st[1]),"\n"</text:span></text:p>
      <text:p text:style-name="P22"><text:span text:style-name="T12">print st[2],"-",ord(st[2]),"\n"</text:span></text:p>
      <text:p text:style-name="P22"><text:span text:style-name="T12">print st[3],"-",ord(st[3]),"\n"</text:span></text:p>
      <text:p text:style-name="P22"><text:span text:style-name="T12">print st[4],"-",ord(st[4]),"\n"</text:span></text:p>
      <text:p text:style-name="P22"><text:span text:style-name="T12">print st[5],"-",ord(st[5])</text:span></text:p>
      <text:p text:style-name="P23"/>
      <text:p text:style-name="P23"/>
      <text:p text:style-name="P22"><text:span text:style-name="T13">output:</text:span><text:span text:style-name="T12"> <text:s/>Enter String of length 6 : python <text:s text:c="86"/></text:span></text:p>
      <text:p text:style-name="P22"><text:span text:style-name="T12">p - 112 <text:s text:c="232"/>y - 121 <text:s text:c="232"/>t - 116 <text:s text:c="232"/>h - 104 <text:s text:c="232"/>o - 111 <text:s text:c="232"/>n - 110 <text:s text:c="3"/></text:span></text:p>
      <text:p text:style-name="P23"/>
      <text:p text:style-name="P22"><text:span text:style-name="T14"></text:span><text:span text:style-name="T12">Accept an integer (between 65 and 90), print its equivalent character (No need of loops or</text:span></text:p>
      <text:p text:style-name="P22"><text:span text:style-name="T12">conditional statements)</text:span></text:p>
      <text:p text:style-name="P22">#!/usr/bin/python</text:p>
      <text:p text:style-name="P22"><text:soft-page-break/>num = input("Enter a Values in b/w 65 to 90 : ")</text:p>
      <text:p text:style-name="P22">print "Character of the value",chr(num)</text:p>
      <text:p text:style-name="P22"/>
      <text:p text:style-name="P22"><text:span text:style-name="T11">output:</text:span> <text:s/>Enter a Values in b/w 65 to 90 : 90 <text:s text:c="84"/></text:p>
      <text:p text:style-name="P22">Character of the value Z <text:s/></text:p>
      <text:p text:style-name="P22"/>
      <text:p text:style-name="P22"><text:span text:style-name="T14"></text:span><text:span text:style-name="T12">Accept an integer (decimal) from user, print in binary, octal, decimal and hexadecimal formats</text:span></text:p>
      <text:p text:style-name="P22"><text:span text:style-name="T12">#!/usr/bin/pyton</text:span></text:p>
      <text:p text:style-name="P22"><text:span text:style-name="T12">val = input("Enter Integer : ")</text:span></text:p>
      <text:p text:style-name="P22"><text:span text:style-name="T12">print "Integer Value is",(val)</text:span></text:p>
      <text:p text:style-name="P22"><text:span text:style-name="T12">print "Integer - Binary Value is",bin(val)</text:span></text:p>
      <text:p text:style-name="P22"><text:span text:style-name="T12">print "Integer - Octal Value is",oct(val)</text:span></text:p>
      <text:p text:style-name="P22"><text:span text:style-name="T12">print "Integer - Decimal Value is",float(val)</text:span></text:p>
      <text:p text:style-name="P22"><text:span text:style-name="T12">print "Integer - Hexa Decimal Value is",hex(val)</text:span></text:p>
      <text:p text:style-name="P23"/>
      <text:p text:style-name="P22"><text:span text:style-name="T13">output:</text:span><text:span text:style-name="T12"> <text:s/>Enter Integer : 10 <text:s text:c="101"/></text:span></text:p>
      <text:p text:style-name="P22"><text:span text:style-name="T12">Integer Value is 10 <text:s text:c="100"/></text:span></text:p>
      <text:p text:style-name="P22"><text:span text:style-name="T12">Integer - Binary Value is 0b1010 <text:s text:c="87"/></text:span></text:p>
      <text:p text:style-name="P22"><text:span text:style-name="T12">Integer - Octal Value is 012 <text:s text:c="91"/></text:span></text:p>
      <text:p text:style-name="P22"><text:span text:style-name="T12">Integer - Decimal Value is 10.0 <text:s text:c="88"/></text:span></text:p>
      <text:p text:style-name="P22"><text:span text:style-name="T12">Integer - Hexa Decimal Value is 0xa</text:span></text:p>
      <text:p text:style-name="P23"/>
      <text:p text:style-name="P22"><text:span text:style-name="T14"></text:span><text:span text:style-name="T12">Accept an integer (binary) from user, print in binary, octal, decimal and hexadecimal formats</text:span></text:p>
      <text:p text:style-name="P22"><text:span text:style-name="T12">#!/usr/bin/pyton</text:span></text:p>
      <text:p text:style-name="P22"><text:span text:style-name="T12">val = bin(input("Enter Binary Value : "))</text:span></text:p>
      <text:p text:style-name="P22"><text:span text:style-name="T12">print "Binary Value is",(val)</text:span></text:p>
      <text:p text:style-name="P22"><text:span text:style-name="T12">print "Binary - Integer Value is",int(val,base=2)</text:span></text:p>
      <text:p text:style-name="P22"><text:span text:style-name="T12">print "Binary - Octal Value is",oct(int(val,base=2))</text:span></text:p>
      <text:p text:style-name="P22"><text:span text:style-name="T12">print "Binary - Decimal Value is",float(int(val,base=2))</text:span></text:p>
      <text:p text:style-name="P22"><text:span text:style-name="T12">print "Binary - Hexa Decimal Value is",hex(int(val,base=2))</text:span></text:p>
      <text:p text:style-name="P23"/>
      <text:p text:style-name="P22"><text:span text:style-name="T13">output:</text:span><text:span text:style-name="T12"> <text:s/>Enter Binary Value : 0b0101 <text:s text:c="91"/></text:span></text:p>
      <text:p text:style-name="P22"><text:span text:style-name="T12"><text:s/>Binary Value is 0b101 <text:s text:c="98"/></text:span></text:p>
      <text:p text:style-name="P22"><text:span text:style-name="T12">Binary - Integer Value is 5 <text:s text:c="92"/></text:span></text:p>
      <text:p text:style-name="P22"><text:span text:style-name="T12">Binary - Octal Value is 05 <text:s text:c="93"/></text:span></text:p>
      <text:p text:style-name="P22"><text:span text:style-name="T12">Binary - Decimal Value is 5.0 <text:s text:c="90"/></text:span></text:p>
      <text:p text:style-name="P22"><text:span text:style-name="T12">Binary - Hexa Decimal Value is 0x5</text:span></text:p>
      <text:p text:style-name="P23"/>
      <text:p text:style-name="P22"><text:span text:style-name="T14"></text:span><text:span text:style-name="T12">Accept an integer (octal) from user, print in binary, octal, decimal and hexadecimal formats</text:span></text:p>
      <text:p text:style-name="P22"><text:span text:style-name="T12">#!/usr/bin/pyton</text:span></text:p>
      <text:p text:style-name="P22"><text:span text:style-name="T12">val = oct(input("Enter Octal Value : "))</text:span></text:p>
      <text:p text:style-name="P22"><text:span text:style-name="T12">print "Octal Value is",(val)</text:span></text:p>
      <text:p text:style-name="P22"><text:span text:style-name="T12">print "Octal - Integer Value is",int(val,base=8)</text:span></text:p>
      <text:p text:style-name="P22"><text:span text:style-name="T12">print "Octal - Bin Value is",bin(int(val,base=8))</text:span></text:p>
      <text:p text:style-name="P22"><text:span text:style-name="T12">print "Octal - Decimal Value is",float(int(val,base=8))</text:span></text:p>
      <text:p text:style-name="P22"><text:span text:style-name="T12">print "Octal - Hexa Decimal Value is",hex(int(val,base=8))</text:span></text:p>
      <text:p text:style-name="P23"/>
      <text:p text:style-name="P22"><text:span text:style-name="T13">output:</text:span><text:span text:style-name="T12"> <text:s text:c="2"/>Enter Octal Value : 023 <text:s text:c="96"/></text:span></text:p>
      <text:p text:style-name="P22"><text:span text:style-name="T12">Octal Value is 023 <text:s text:c="101"/></text:span></text:p>
      <text:p text:style-name="P22"><text:span text:style-name="T12">Octal - Integer Value is 19 <text:s text:c="92"/></text:span></text:p>
      <text:p text:style-name="P22"><text:span text:style-name="T12">Octal - Bin Value is 0b10011 <text:s text:c="91"/></text:span></text:p>
      <text:p text:style-name="P22"><text:span text:style-name="T12">Octal - Decimal Value is 19.0 <text:s text:c="90"/></text:span></text:p>
      <text:p text:style-name="P22"><text:soft-page-break/><text:span text:style-name="T12">Octal - Hexa Decimal Value is 0x13</text:span></text:p>
      <text:p text:style-name="P23"/>
      <text:p text:style-name="P22"><text:span text:style-name="T14"></text:span><text:span text:style-name="T12">Accept an integer (hexadecimal) from user, print in binary, octal, decimal and hexadecimal</text:span></text:p>
      <text:p text:style-name="P22"><text:span text:style-name="T12">formats</text:span></text:p>
      <text:p text:style-name="P22">#!/usr/bin/pyton</text:p>
      <text:p text:style-name="P22">val = hex(input("Enter Hexa Decimal Value : "))</text:p>
      <text:p text:style-name="P22">print "Hexa Decimal Value is",(val)</text:p>
      <text:p text:style-name="P22">print "Hexa Decimal - Integer Value is",int(val,base=16)</text:p>
      <text:p text:style-name="P22">print "Hexa Decimal - Bin Value is",bin(int(val,base=16))</text:p>
      <text:p text:style-name="P22">print "Hexa Decimal - Decimal Value is",float(int(val,base=16))</text:p>
      <text:p text:style-name="P22">print "Hexa Decimal - Octal Value is",oct(int(val,base=16))</text:p>
      <text:p text:style-name="P22"/>
      <text:p text:style-name="P22"><text:span text:style-name="T11">output:</text:span> <text:s/>Enter Hexa Decimal Value : 0xabc <text:s text:c="86"/></text:p>
      <text:p text:style-name="P22">Hexa Decimal Value is 0xabc <text:s text:c="92"/></text:p>
      <text:p text:style-name="P22">Hexa Decimal - Integer Value is 2748 <text:s text:c="83"/></text:p>
      <text:p text:style-name="P22">Hexa Decimal - Bin Value is 0b101010111100 <text:s text:c="77"/></text:p>
      <text:p text:style-name="P22">Hexa Decimal - Decimal Value is 2748.0 <text:s text:c="80"/></text:p>
      <text:p text:style-name="P22">Hexa Decimal - Octal Value is 05274 <text:s text:c="2"/></text:p>
      <text:p text:style-name="P24"/>
      <text:p text:style-name="P22"><text:span text:style-name="T14"></text:span><text:span text:style-name="T12">Accept an integer from user, pass to octal function and print</text:span></text:p>
      <text:p text:style-name="P22"><text:span text:style-name="T14"></text:span><text:span text:style-name="T12">Accept an integer from user, convert to binary, pass to octal function and print</text:span></text:p>
      <text:p text:style-name="P22"><text:span text:style-name="T14"></text:span><text:span text:style-name="T12">Accept an integer from user, pass to hexadecimal function and print</text:span></text:p>
      <text:p text:style-name="P22"><text:span text:style-name="T14"></text:span><text:span text:style-name="T12">Accept an integer from user, convert to binary, pass to hexadecimal function and print</text:span></text:p>
      <text:p text:style-name="P29"><text:span text:style-name="T14"></text:span><text:span text:style-name="T12">Accept an integer from user, convert to octal, pass to hexadecimal function and print</text:span></text:p>
      <text:p text:style-name="P29"/>
      <text:p text:style-name="P29">#!/usr/bin/python</text:p>
      <text:p text:style-name="P29">#Accept an integer from user, pass to octal function and print</text:p>
      <text:p text:style-name="P29">val = input("Enter a Integer: ")</text:p>
      <text:p text:style-name="P29">print "Integer - Octal",oct(val)</text:p>
      <text:p text:style-name="P29">#Accept an integer from user, convert to binary, pass to octal function and print</text:p>
      <text:p text:style-name="P29">#val = input("Enter a Integer: ")</text:p>
      <text:p text:style-name="P29">#print "Integer - Binary - Octal",oct(bin(val))</text:p>
      <text:p text:style-name="P29">#Accept an integer from user, pass to hexadecimal function and print</text:p>
      <text:p text:style-name="P29">val = input("Enter a Integer: ")</text:p>
      <text:p text:style-name="P29">print "Integer - Hexadecimal",hex(val)</text:p>
      <text:p text:style-name="P29">#Accept an integer from user, convert to binary, pass to hexadecimal function and print</text:p>
      <text:p text:style-name="P29">#val = input("Enter a Integer: ")</text:p>
      <text:p text:style-name="P29">#print "Integer - Binary - Hexadecimal",hex(bin(val))</text:p>
      <text:p text:style-name="P28">#Accept an integer from user, convert to octal, pass to hexadecimal function and print</text:p>
      <text:p text:style-name="P28">#val = input("Enter a Integer: ")</text:p>
      <text:p text:style-name="P28">#print "Integer - Octal - Hexa",hex(oct(val))</text:p>
      <text:p text:style-name="P28"/>
      <text:p text:style-name="P28"/>
      <text:p text:style-name="P22"/>
      <text:p text:style-name="P22"><text:span text:style-name="T12">4. Perform the following with bit-wise operators (check manually with system generated results)</text:span></text:p>
      <text:p text:style-name="P22"># v1 = 45, v2 = 56, perform v1 &amp; v2, v1 | v2, v1 ^ v2, ~v1, ~v2, v1 &lt;&lt; 1, v1 &gt;&gt; 2</text:p>
      <text:p text:style-name="P22">v1 = 45</text:p>
      <text:p text:style-name="P22">v2 = 56 </text:p>
      <text:p text:style-name="P22">print "Binary of V1 :",(v1)</text:p>
      <text:p text:style-name="P22">print "Binary of V2 :",(v2)</text:p>
      <text:p text:style-name="P22">print "AND Operation ",(v1 &amp; v2)</text:p>
      <text:p text:style-name="P22">print "OR Operation ",(v1 | v2)</text:p>
      <text:p text:style-name="P22"><text:soft-page-break/>print "XOR Operation ",(v1 ^ v2)</text:p>
      <text:p text:style-name="P22">print "NEGATON Operation ",(~v1),(~v2)</text:p>
      <text:p text:style-name="P22">print "Left Shift Operation ",(v1 &lt;&lt; 1 )</text:p>
      <text:p text:style-name="P22">print "Right Shift Operation ",(v1 &gt;&gt; 2)</text:p>
      <text:p text:style-name="P22">print "-" * 40,"Integer"</text:p>
      <text:p text:style-name="P22"># v1 = 034, v2 = 045, perform v1 &amp; v2, v1 | v2, v1 ^ v2, ~v1, ~v2, v1 &lt;&lt; 2, v1 &gt;&gt; 3</text:p>
      <text:p text:style-name="P22">v1 = 034</text:p>
      <text:p text:style-name="P22">v2 = 045</text:p>
      <text:p text:style-name="P22">print "Binary of V1 :",(v1)</text:p>
      <text:p text:style-name="P22">print "Binary of V2 :",(v2)</text:p>
      <text:p text:style-name="P22">print "AND Operation ",(v1 &amp; v2)</text:p>
      <text:p text:style-name="P22">print "OR Operation ",(v1 | v2)</text:p>
      <text:p text:style-name="P22">print "XOR Operation ",(v1 ^ v2)</text:p>
      <text:p text:style-name="P22">print "NEGATON Operation ",(~v1),(~v2)</text:p>
      <text:p text:style-name="P22">print "Left Shift Operation ",(v1 &lt;&lt; 2 )</text:p>
      <text:p text:style-name="P22">print "Right Shift Operation ",(v1 &gt;&gt; 3)</text:p>
      <text:p text:style-name="P22">print "-" * 40,"Octal"</text:p>
      <text:p text:style-name="P22"># v1 = 0xAB, v2 = 0x89, perform v1 &amp; v2, v1 | v2, v1 ^ v2, ~v1, ~v2, v1 &lt;&lt; 2, v1 &gt;&gt; 3</text:p>
      <text:p text:style-name="P22">v1 = 0xAB </text:p>
      <text:p text:style-name="P22">v2 = 0x89</text:p>
      <text:p text:style-name="P22">print "Binary of V1 :",(v1)</text:p>
      <text:p text:style-name="P22">print "Binary of V2 :",(v2)</text:p>
      <text:p text:style-name="P22">print "AND Operation ",(v1 &amp; v2)</text:p>
      <text:p text:style-name="P22">print "OR Operation ",(v1 | v2)</text:p>
      <text:p text:style-name="P22">print "XOR Operation ",(v1 ^ v2)</text:p>
      <text:p text:style-name="P22">print "NEGATON Operation ",(~v1),(~v2)</text:p>
      <text:p text:style-name="P22">print "Left Shift Operation ",(v1 &lt;&lt; 2 )</text:p>
      <text:p text:style-name="P22">print "Right Shift Operation ",(v1 &gt;&gt; 3)</text:p>
      <text:p text:style-name="P22">print "-" * 40,"Hexa Decimal"</text:p>
      <text:p text:style-name="P22"># v1 = 0b11011100, v2 = 0b01101010, perform v1 &amp; v2, v1 | v2, v1 ^ v2, ~v1, ~v2, v1 &lt;&lt; 2, v1 &gt;&gt; 3</text:p>
      <text:p text:style-name="P22">v1 = 0b11011100</text:p>
      <text:p text:style-name="P22">v2 = 0b01101010</text:p>
      <text:p text:style-name="P22">print "Binary of V1 :",(v1)</text:p>
      <text:p text:style-name="P22">print "Binary of V2 :",(v2)</text:p>
      <text:p text:style-name="P22">print "AND Operation ",(v1 &amp; v2)</text:p>
      <text:p text:style-name="P22">print "OR Operation ",(v1 | v2)</text:p>
      <text:p text:style-name="P22">print "XOR Operation ",(v1 ^ v2)</text:p>
      <text:p text:style-name="P22">print "NEGATON Operation ",(~v1),(~v2)</text:p>
      <text:p text:style-name="P22">print "Left Shift Operation ",(v1 &lt;&lt; 2 )</text:p>
      <text:p text:style-name="P22">print "Right Shift Operation ",(v1 &gt;&gt; 3)</text:p>
      <text:p text:style-name="P22">print "-" * 40,"Binary"</text:p>
      <text:p text:style-name="P22"/>
      <text:p text:style-name="P22">C:\Users\Pradeep\Desktop\Python_Assignments\07-DEC-2017&gt;python Bitwise.py <text:s text:c="46"/>Binary of V1 : 45 <text:s text:c="102"/></text:p>
      <text:p text:style-name="P22">Binary of V2 : 56 <text:s text:c="102"/></text:p>
      <text:p text:style-name="P22">AND Operation <text:s/>40 <text:s text:c="102"/></text:p>
      <text:p text:style-name="P22">OR Operation <text:s/>61 <text:s text:c="103"/></text:p>
      <text:p text:style-name="P22">XOR Operation <text:s/>21 <text:s text:c="102"/></text:p>
      <text:p text:style-name="P22">NEGATON Operation <text:s/>-46 -57 <text:s text:c="93"/></text:p>
      <text:p text:style-name="P22">Left Shift Operation <text:s/>90 <text:s text:c="95"/></text:p>
      <text:p text:style-name="P22">Right Shift Operation <text:s/>11 <text:s text:c="94"/></text:p>
      <text:p text:style-name="P22"><text:soft-page-break/>---------------------------------------- Integer <text:s text:c="71"/></text:p>
      <text:p text:style-name="P22">Binary of V1 : 28 <text:s text:c="102"/></text:p>
      <text:p text:style-name="P22">Binary of V2 : 37 <text:s text:c="102"/></text:p>
      <text:p text:style-name="P22">AND Operation <text:s/>4 <text:s text:c="103"/></text:p>
      <text:p text:style-name="P22">OR Operation <text:s/>61 <text:s text:c="103"/></text:p>
      <text:p text:style-name="P22">XOR Operation <text:s/>57 <text:s text:c="102"/></text:p>
      <text:p text:style-name="P22">NEGATON Operation <text:s/>-29 -38 <text:s text:c="93"/></text:p>
      <text:p text:style-name="P22">Left Shift Operation <text:s/>112 <text:s text:c="93"/></text:p>
      <text:p text:style-name="P22">Right Shift Operation <text:s/>3 <text:s text:c="95"/></text:p>
      <text:p text:style-name="P22">---------------------------------------- Octal <text:s text:c="73"/></text:p>
      <text:p text:style-name="P22">Binary of V1 : 171 <text:s text:c="101"/></text:p>
      <text:p text:style-name="P22">Binary of V2 : 137 <text:s text:c="101"/></text:p>
      <text:p text:style-name="P22">AND Operation <text:s/>137 <text:s text:c="100"/></text:p>
      <text:p text:style-name="P22">OR Operation <text:s/>171 <text:s text:c="102"/></text:p>
      <text:p text:style-name="P22">XOR Operation <text:s/>34 <text:s text:c="102"/></text:p>
      <text:p text:style-name="P22">NEGATON Operation <text:s/>-172 -138 <text:s text:c="90"/></text:p>
      <text:p text:style-name="P22">Left Shift Operation <text:s/>684 <text:s text:c="94"/></text:p>
      <text:p text:style-name="P22">Right Shift Operation <text:s/>21 <text:s text:c="93"/></text:p>
      <text:p text:style-name="P22"><text:s/>---------------------------------------- Hexa Decimal <text:s text:c="66"/></text:p>
      <text:p text:style-name="P22">Binary of V1 : 220 <text:s text:c="101"/></text:p>
      <text:p text:style-name="P22">Binary of V2 : 106 <text:s text:c="101"/></text:p>
      <text:p text:style-name="P22">AND Operation <text:s/>72 <text:s text:c="102"/></text:p>
      <text:p text:style-name="P22">OR Operation <text:s/>254 <text:s text:c="102"/></text:p>
      <text:p text:style-name="P22">XOR Operation <text:s/>182 <text:s text:c="101"/></text:p>
      <text:p text:style-name="P22">NEGATON Operation <text:s/>-221 -107 <text:s text:c="91"/></text:p>
      <text:p text:style-name="P22">Left Shift Operation <text:s/>880 <text:s text:c="94"/></text:p>
      <text:p text:style-name="P22">Right Shift Operation <text:s/>27 <text:s text:c="93"/></text:p>
      <text:p text:style-name="P22"><text:s/>---------------------------------------- Binary <text:s/></text:p>
      <text:p text:style-name="P27"/>
      <text:p text:style-name="P2">Assignments for 08-Dec-17:</text:p>
      <text:p text:style-name="P2"/>
      <text:p text:style-name="P2">Write a program which accepts a sequence of comma-separated numbers from console and</text:p>
      <text:p text:style-name="P2">generate a list and a tuple which contains every number.</text:p>
      <text:p text:style-name="P2">Input: 10, 20, 30, 50, 40</text:p>
      <text:p text:style-name="P2">Output:</text:p>
      <text:p text:style-name="P2">List: ['10', '20', '30', '50', '40']</text:p>
      <text:p text:style-name="P2">Tuple: ('10', '20', '30', '50', '40')</text:p>
      <text:p text:style-name="P2">code:</text:p>
      <text:p text:style-name="P2"><text:span text:style-name="T2">#!/usr/bin/python </text:span></text:p>
      <text:p text:style-name="P1">inp=raw_input("Enter the sequence of elements :").split(',') </text:p>
      <text:p text:style-name="P1">my_tuple=tuple(inp) </text:p>
      <text:p text:style-name="P1"/>
      <text:p text:style-name="P1">print "List:",inp </text:p>
      <text:p text:style-name="P1">print "Tuple:",my_tuple</text:p>
      <text:p text:style-name="P1"/>
      <text:p text:style-name="P1">2.</text:p>
      <text:p text:style-name="P2">Write a program which will find all the numbers which are divisible by 4 but are not a multiple of 5</text:p>
      <text:p text:style-name="P2">in between user provided range. The numbers obtained should be printed in a comma-separated</text:p>
      <text:p text:style-name="P2">sequence on a single line</text:p>
      <text:p text:style-name="P2"/>
      <text:p text:style-name="P2">code:</text:p>
      <text:p text:style-name="P4">#!/usr/bin/python</text:p>
      <text:p text:style-name="P4"><text:soft-page-break/><text:s text:c="6"/><text:span text:style-name="T4">l=[]</text:span></text:p>
      <text:p text:style-name="P3"><text:s text:c="6"/>for i in range(2000,3000):</text:p>
      <text:p text:style-name="P3"><text:s text:c="11"/>if(i%4==0) and (i%5!=0):</text:p>
      <text:p text:style-name="P3"><text:s text:c="18"/>l.append(str(i))</text:p>
      <text:p text:style-name="P3"><text:s text:c="7"/>print ‘,’.join(l)</text:p>
      <text:p text:style-name="P3"/>
      <text:p text:style-name="P3"><text:s text:c="4"/>output:</text:p>
      <text:p text:style-name="P3"><text:s text:c="8"/><text:span text:style-name="T3">2004,2008,2012,2016,2024,2028,2032,2036,2044,2048,2052,2056,2064,2068,2072,2076,2084,2088,2092,2096,2104,2108,2112,2116,2124,2128,2132,2136,2144,2148,2152,2156,2164,2168,2172,2176,2184,2188,2192,2196,2204,2208,2212,2216,2224,2228,2232,2236,2244,2248,2252,2256,2264,2268,2272,2276,2284,2288,2292,2296,2304,2308,2312,2316,2324,2328,2332,2336,2344,2348,2352,2356,2364,2368,2372,2376,2384,2388,2392,2396,2404,2408,2412,2416,2424,2428,2432,2436,2444,2448,2452,2456,2464,2468,2472,2476,2484,2488,2492,2496,2504,2508,2512,2516,2524,2528,2532,2536,2544,2548,2552,2556,2564,2568,2572,2576,2584,2588,2592,2596,2604,2608,2612,2616,2624,2628,2632,2636,2644,2648,2652,2656,2664,2668,2672,2676,2684,2688,2692,2696,2704,2708,2712,2716,2724,2728,2732,2736,2744,2748,2752,2756,2764,2768,2772,2776,2784,2788,2792,2796,2804,2808,2812,2816,2824,2828,2832,2836,2844,2848,2852,2856,2864,2868,2872,2876,2884,2888,2892,2896,2904,2908,2912,2916,2924,2928,2932,2936,2944,2948,2952,2956,2964,2968,2972,2976,2984,2988,2992,2996</text:span></text:p>
      <text:p text:style-name="P3"/>
      <text:p text:style-name="P2">3.</text:p>
      <text:p text:style-name="P2">With a user given integral number num, write a program to generate a dictionary that contains</text:p>
      <text:p text:style-name="P2">(num, num * num * num) such that is an integral number between 1 and num (both included) and</text:p>
      <text:p text:style-name="P2">print the dictionary.</text:p>
      <text:p text:style-name="P2">Input: 5</text:p>
      <text:p text:style-name="P2">Output: {1: 1, 2: 8, 3: 27, 4: 64, 5: 125}</text:p>
      <text:p text:style-name="P2">code:</text:p>
      <text:p text:style-name="P3"><text:s/>#!/usr/bin/python</text:p>
      <text:p text:style-name="P3"><text:s text:c="5"/>n=int(input(“enter number:”))</text:p>
      <text:p text:style-name="P3"><text:s text:c="6"/>d=dict()</text:p>
      <text:p text:style-name="P3"><text:s text:c="5"/>for i in range(1,n+1):</text:p>
      <text:p text:style-name="P3"><text:s text:c="11"/>d[i]=i*i*i</text:p>
      <text:p text:style-name="P3"><text:s text:c="6"/>print d</text:p>
      <text:p text:style-name="P2">4.</text:p>
      <text:p text:style-name="P2">Write a program to print index numbers along with values from the list, l1=[2, 13, 5, 7, 6, 9], where</text:p>
      <text:p text:style-name="P2">two elements sums to 15.</text:p>
      <text:p text:style-name="P2">code:</text:p>
      <text:p text:style-name="P5"><text:span text:style-name="T1">#</text:span>!/usr/bin/python</text:p>
      <text:p text:style-name="P6">1=[2,13,5,7,6,9]</text:p>
      <text:p text:style-name="P6">for x in l1:</text:p>
      <text:p text:style-name="P6"><text:s text:c="4"/>for e in l1:</text:p>
      <text:p text:style-name="P6"><text:s text:c="7"/>if(x+e==15):</text:p>
      <text:p text:style-name="P6"><text:s text:c="10"/>print l1.index(x),l1.index(e)</text:p>
      <text:p text:style-name="P6"><text:s text:c="10"/>l1[l1.index(x)] = l1[l1.index(e)] = 0</text:p>
      <text:p text:style-name="P3"><text:s text:c="4"/>output: </text:p>
      <text:p text:style-name="P3"><text:s text:c="7"/>0 1</text:p>
      <text:p text:style-name="P3"><text:s text:c="8"/>4 5</text:p>
      <text:p text:style-name="P2">5.</text:p>
      <text:p text:style-name="P2">Write a program, which will find all such numbers between 1000 and 3000 (both included) so that</text:p>
      <text:p text:style-name="P2">each digit of the number is an even number. The numbers obtained should be printed in a comma-</text:p>
      <text:p text:style-name="P2">separated sequence on a single line.</text:p>
      <text:p text:style-name="P2"><text:soft-page-break/></text:p>
      <text:p text:style-name="P2">Code:</text:p>
      <text:p text:style-name="P3">#!/usr/bin/python</text:p>
      <text:p text:style-name="P3"><text:s text:c="2"/><text:span text:style-name="T5">values=[]</text:span></text:p>
      <text:p text:style-name="P5">for i in range(1000,3000):</text:p>
      <text:p text:style-name="P5"><text:s text:c="4"/>s=str(i)</text:p>
      <text:p text:style-name="P5"><text:s text:c="4"/>if (int (s[0])%2==0) and (int(s[1])%2==0) and (int(s[2])%2==0) and (int(s[3])%2==0):</text:p>
      <text:p text:style-name="P5"><text:s text:c="9"/>values.append(s)</text:p>
      <text:p text:style-name="P5">print ",".join(values)</text:p>
      <text:p text:style-name="P5">output:</text:p>
      <text:p text:style-name="P5"><text:s/>2000,2002,2004,2006,2008,2020,2022,2024,2026,2028,2040,2042,2044,2046,2048,2060,2062,2064,2066,2068,2080,2082,2084,2086,2088,2200,2202,2204,2206,2208,2220,2222,2224,2226,2228,2240,2242,2244,2246,2248,2260,2262,2264,2266,2268,2280,2282,2284,2286,2288,2400,2402,2404,2406,2408,2420,2422,2424,2426,2428,2440,2442,2444,2446,2448,2460,2462,2464,2466,2468,2480,2482,2484,2486,2488,2600,2602,2604,2606,2608,2620,2622,2624,2626,2628,2640,2642,2644,2646,2648,2660,2662,2664,2666,2668,2680,2682,2684,2686,2688,2800,2802,2804,2806,2808,2820,2822,2824,2826,2828,2840,2842,2844,2846,2848,2860,2862,2864,2866,2868,2880,2882,2884,2886,2888</text:p>
      <text:p text:style-name="P5"/>
      <text:p text:style-name="P2">Assignments for 11-Dec-17:</text:p>
      <text:p text:style-name="P2"/>
      <text:p text:style-name="P2">1.</text:p>
      <text:p text:style-name="P2">Write a program that returns a list containing only the elements that are common for the two lists.</text:p>
      <text:p text:style-name="P2">Code:</text:p>
      <text:p text:style-name="P8">#!/usr/bin/python</text:p>
      <text:p text:style-name="P7"><text:s/>l1 <text:s/>=[1, 2, 3, 4, 5]</text:p>
      <text:p text:style-name="P7">l2=[2, 3, 4, 5, 6]</text:p>
      <text:p text:style-name="P7">def common_elements(l1,l2):</text:p>
      <text:p text:style-name="P7"><text:s text:c="4"/>result=[]</text:p>
      <text:p text:style-name="P7"><text:s text:c="4"/>for i in l1:</text:p>
      <text:p text:style-name="P7"><text:s text:c="7"/>if i in l2:</text:p>
      <text:p text:style-name="P7"><text:s text:c="10"/>result.append(i)</text:p>
      <text:p text:style-name="P7"><text:s text:c="4"/>return result</text:p>
      <text:p text:style-name="P7">print common_elements(l1,l2)</text:p>
      <text:p text:style-name="P7">output:</text:p>
      <text:p text:style-name="P7"><text:s text:c="4"/>[2,3,4,5]</text:p>
      <text:p text:style-name="P7">2.</text:p>
      <text:p text:style-name="P2">Write a program in Python to perform the following:</text:p>
      <text:p text:style-name="P2">• Accept user input of +ve and –ve values and store it in list, say mylist (To end user input pass 0)</text:p>
      <text:p text:style-name="P2">• Move all negative elements to end.</text:p>
      <text:p text:style-name="P2">Input : mylist = [1, -1, 3, 2, -7, -5, 11, 6 ]</text:p>
      <text:p text:style-name="P2">Output : [1 3 2 11 6 -1 -7 -5]</text:p>
      <text:p text:style-name="P2">Input : mylist = [-5, 7, -3, -4, 9, 10, -1, 11]</text:p>
      <text:p text:style-name="P2">Output : [7 9 10 11 -5 -3 -4 -1]</text:p>
      <text:p text:style-name="P2">code:</text:p>
      <text:p text:style-name="P8">#!/usr/bin/python</text:p>
      <text:p text:style-name="P9">nums = list(input("Enter :"))</text:p>
      <text:p text:style-name="P9">for e in range(len(nums)):</text:p>
      <text:p text:style-name="P9"><text:s text:c="4"/>if nums[e]&lt;0:</text:p>
      <text:p text:style-name="P9"><text:s text:c="8"/>n=nums.pop(e)</text:p>
      <text:p text:style-name="P9"><text:s text:c="8"/>nums.append(n)</text:p>
      <text:p text:style-name="P9"><text:soft-page-break/>print nums</text:p>
      <text:p text:style-name="P9"/>
      <text:p text:style-name="P2">3.</text:p>
      <text:p text:style-name="P2">Write a function to receive start and end numbers, calculate prime numbers between start and end,</text:p>
      <text:p text:style-name="P2">return the primes in list to the caller. If start and end are not passed take default as 1, 100.</text:p>
      <text:p text:style-name="P2"/>
      <text:p text:style-name="P2">code:</text:p>
      <text:p text:style-name="P11">#!/usr/bin/python </text:p>
      <text:p text:style-name="P11">import sys </text:p>
      <text:p text:style-name="P11">def my_list(start=1,stop=100): </text:p>
      <text:p text:style-name="P11"><text:tab/>l1=[] </text:p>
      <text:p text:style-name="P11"><text:tab/>for num in range(start,stop): </text:p>
      <text:p text:style-name="P11"><text:tab/><text:tab/>hf=num/2 </text:p>
      <text:p text:style-name="P11"><text:tab/><text:tab/>for i in range(2,hf): </text:p>
      <text:p text:style-name="P11"><text:tab/><text:tab/><text:tab/>if num%i==0:<text:tab/> </text:p>
      <text:p text:style-name="P11"><text:tab/><text:tab/><text:tab/><text:tab/>break; </text:p>
      <text:p text:style-name="P11"><text:tab/><text:tab/>else: </text:p>
      <text:p text:style-name="P11"><text:tab/><text:tab/><text:tab/>l1.append(num)<text:tab/><text:tab/> </text:p>
      <text:p text:style-name="P11"><text:tab/>return l1 </text:p>
      <text:p text:style-name="P11"/>
      <text:p text:style-name="P11">vals=(sys.argv[1:]) </text:p>
      <text:p text:style-name="P11"/>
      <text:p text:style-name="P11">if len(vals)&lt;2: </text:p>
      <text:p text:style-name="P11"><text:tab/>print my_list() </text:p>
      <text:p text:style-name="P11"/>
      <text:p text:style-name="P11">else: </text:p>
      <text:p text:style-name="P11"><text:tab/>start=int(vals[0]) </text:p>
      <text:p text:style-name="P11"><text:tab/>stop=int(vals[1]) </text:p>
      <text:p text:style-name="P11"><text:tab/>print my_list(start,stop)</text:p>
      <text:p text:style-name="P10"/>
      <text:p text:style-name="P2">output:</text:p>
      <text:p text:style-name="P2">[1, 2, 3, 4, 5, 7, 11, 13, 17, 19, 23, 29, 31, 37, 41, 43, 47, 53, 59, 61, 67, 71, 73, 79, 83, 89, 97]</text:p>
      <text:p text:style-name="P2">4.</text:p>
      <text:p text:style-name="P2">Write a function to receive list and number, then it has to multiply each element of the list with</text:p>
      <text:p text:style-name="P2">number. Print the new list in function and in main. (Two methods, create new list, modify existing</text:p>
      <text:p text:style-name="P2">list).</text:p>
      <text:p text:style-name="P2">Code:</text:p>
      <text:p text:style-name="P9"><text:s/><text:span text:style-name="T6">#!/usr/bin/python</text:span></text:p>
      <text:p text:style-name="P9"><text:s text:c="2"/>l=list(input("enter list:"))</text:p>
      <text:p text:style-name="P9">n=input("enter element to be multiplied:")</text:p>
      <text:p text:style-name="P9">def my_list(l,n):</text:p>
      <text:p text:style-name="P9"><text:s text:c="4"/>for i in range(len(l)):</text:p>
      <text:p text:style-name="P9"><text:s text:c="8"/>l[i]=l[i]*n</text:p>
      <text:p text:style-name="P9"><text:s text:c="4"/>return l</text:p>
      <text:p text:style-name="P9">print my_list(l,n)</text:p>
      <text:p text:style-name="P9">output:</text:p>
      <text:p text:style-name="P9"><text:s text:c="3"/>enter list:1,2,3,4,5</text:p>
      <text:p text:style-name="P9"><text:s text:c="4"/>enter element to be multipled:2</text:p>
      <text:p text:style-name="P9"><text:s text:c="4"/>[2,4,6,8,10]</text:p>
      <text:p text:style-name="P2">5.</text:p>
      <text:p text:style-name="P2"><text:s/>Write a function to receive variable arguments and need to perform sum of the variable arguments</text:p>
      <text:p text:style-name="P2">and return the result. Print the result in main program.</text:p>
      <text:p text:style-name="P2"><text:soft-page-break/>Code:</text:p>
      <text:p text:style-name="P9"><text:s/><text:span text:style-name="T6">#!/usr/bin/python</text:span></text:p>
      <text:p text:style-name="P9"><text:s/>def my_func(*args):</text:p>
      <text:p text:style-name="P9"><text:s text:c="4"/>sum=0</text:p>
      <text:p text:style-name="P9"><text:s text:c="4"/>for i in args:</text:p>
      <text:p text:style-name="P9"><text:s text:c="8"/>sum+=i</text:p>
      <text:p text:style-name="P9"><text:s text:c="4"/>return sum</text:p>
      <text:p text:style-name="P9">print my_func(1,2,3)</text:p>
      <text:p text:style-name="P9">output:</text:p>
      <text:p text:style-name="P9"><text:s text:c="3"/>6</text:p>
      <text:p text:style-name="P2">Assignments for 12-Dec-17</text:p>
      <text:p text:style-name="P2"/>
      <text:p text:style-name="P2">1.</text:p>
      <text:p text:style-name="P2">Write a program to accept two complex numbers from user and perform complex numbers</text:p>
      <text:p text:style-name="P2">operations (addition, subtraction and multiplication of complex numbers)</text:p>
      <text:p text:style-name="P2"/>
      <text:p text:style-name="P2">code:</text:p>
      <text:p text:style-name="P12">#!/usr/bin/python</text:p>
      <text:p text:style-name="P12">x=input("enter first complex number: ")</text:p>
      <text:p text:style-name="P12">y=input("enter second complex number: ")</text:p>
      <text:p text:style-name="P12">sum=x+y</text:p>
      <text:p text:style-name="P12">sub=x-y</text:p>
      <text:p text:style-name="P12">mul=x*y</text:p>
      <text:p text:style-name="P12">print sum,sub,mul</text:p>
      <text:p text:style-name="P12"><text:s/></text:p>
      <text:p text:style-name="P12">output:</text:p>
      <text:p text:style-name="P12"><text:s/>enter first complex number:2+3j</text:p>
      <text:p text:style-name="P12"><text:s/>enter second complex number:4+6j</text:p>
      <text:p text:style-name="P12"><text:s/>(6+9j) (-2-3j) (-10+24j)</text:p>
      <text:p text:style-name="P12">2.</text:p>
      <text:p text:style-name="P13">Write a program which takes 2 digits, v1, v2 as user input and generates/displays a 2-dimensional</text:p>
      <text:p text:style-name="P13">array. The element value in the i-th row and j-th column of the array should be i*j</text:p>
      <text:p text:style-name="P13">Note: Ranges of i and j are 0,1, ..., v1 - 1 and 0, 1, ..., v2-1 respectively</text:p>
      <text:p text:style-name="P13"/>
      <text:p text:style-name="P13">code:</text:p>
      <text:p text:style-name="P14">#!/usr/bin/python</text:p>
      <text:p text:style-name="P14">row=input("Enter the row value :")</text:p>
      <text:p text:style-name="P14">col=input("Enter the col value <text:s/>:")</text:p>
      <text:p text:style-name="P14">mtr=[]</text:p>
      <text:p text:style-name="P14">for i in range(row):</text:p>
      <text:p text:style-name="P14"><text:tab/>mtr.append([])</text:p>
      <text:p text:style-name="P14"><text:tab/>for j in range(col):</text:p>
      <text:p text:style-name="P14"><text:tab/><text:tab/>mtr[i].append(i*j)</text:p>
      <text:p text:style-name="P14"/>
      <text:p text:style-name="P14">#my=[[i*j for j in range(col)] for i in range(row)]</text:p>
      <text:p text:style-name="P14">my=[[i*j for i in range(col)] for j in range(row)]</text:p>
      <text:p text:style-name="P14">print "normal method : ",mtr</text:p>
      <text:p text:style-name="P14">print "\n comprehention method : ",my</text:p>
      <text:p text:style-name="P14"/>
      <text:p text:style-name="P14">output:</text:p>
      <text:p text:style-name="P14">enter the row value:3</text:p>
      <text:p text:style-name="P14">enter the column value:5</text:p>
      <text:p text:style-name="P14"><text:soft-page-break/>mtr=[[0 <text:s/>0 <text:s/>0 <text:s/>0 <text:s text:c="2"/>0] <text:s/>[0 <text:s/>1 <text:s/>2 <text:s/>3 <text:s text:c="2"/>4] [0 <text:s/>2 <text:s/>4 <text:s/>6 <text:s/>8]]</text:p>
      <text:p text:style-name="P14">3.</text:p>
      <text:p text:style-name="P13">Write a program in Python to find smallest factorial number containing given trailing zeros. Given a</text:p>
      <text:p text:style-name="P13">number num. The task is to find the smallest number whose factorial contains at least num trailing</text:p>
      <text:p text:style-name="P13">zeroes.</text:p>
      <text:p text:style-name="P13">Examples:</text:p>
      <text:p text:style-name="P13">Input : num = 1</text:p>
      <text:p text:style-name="P13">Output : 5</text:p>
      <text:p text:style-name="P13">1!, 2!, 3!, 4! does not contain trailing zero.</text:p>
      <text:p text:style-name="P13">5! = 120, which contains one trailing zero.</text:p>
      <text:p text:style-name="P13">Input : num = 6</text:p>
      <text:p text:style-name="P13">Output : 25</text:p>
      <text:p text:style-name="P13">25! = 15511210043330985984000000</text:p>
      <text:p text:style-name="P13">code:</text:p>
      <text:p text:style-name="P14">#!/usr/bin/python</text:p>
      <text:p text:style-name="P14">import math</text:p>
      <text:p text:style-name="P14">i=1</text:p>
      <text:p text:style-name="P14">x=input("enter number:")</text:p>
      <text:p text:style-name="P14">while True:</text:p>
      <text:p text:style-name="P14"><text:s text:c="8"/>res=math.factorial(i)</text:p>
      <text:p text:style-name="P14"><text:s text:c="8"/>if(str(res)[-x:])==(x*"0"):</text:p>
      <text:p text:style-name="P14"><text:s text:c="16"/>print res,i</text:p>
      <text:p text:style-name="P14"><text:s text:c="16"/>break</text:p>
      <text:p text:style-name="P14"><text:s text:c="8"/>i+=1</text:p>
      <text:p text:style-name="P13">4.</text:p>
      <text:p text:style-name="P13">Write a program in Python to implement the below functionalities using map, filter and reduce</text:p>
      <text:p text:style-name="P13">functions:</text:p>
      <text:p text:style-name="P13"> Generate a random number between 10 and 20</text:p>
      <text:p text:style-name="P13"> Using above generated random number build a list within range of -10 to 20</text:p>
      <text:p text:style-name="P13"> Print the above list</text:p>
      <text:p text:style-name="P13"> Process the numbers in the above list and retrieve only positive numbers, store in list and print</text:p>
      <text:p text:style-name="P13">them</text:p>
      <text:p text:style-name="P13"> Using above positive numbers find squares of numbers, store in list and print them</text:p>
      <text:p text:style-name="P13"> Using above square of numbers find sum of squares of numbers, store in list and print them</text:p>
      <text:p text:style-name="P13"/>
      <text:p text:style-name="P13">code:</text:p>
      <text:p text:style-name="P14">#!/usr/bin/python</text:p>
      <text:p text:style-name="P14">from random import randrange</text:p>
      <text:p text:style-name="P14">def positive(list2):</text:p>
      <text:p text:style-name="P14"><text:tab/>if list2&gt;0:</text:p>
      <text:p text:style-name="P14"><text:tab/><text:tab/>return True<text:tab/></text:p>
      <text:p text:style-name="P14">def sqre(list2):</text:p>
      <text:p text:style-name="P14"><text:tab/>sq_num=list2**2</text:p>
      <text:p text:style-name="P14"><text:tab/>return sq_num </text:p>
      <text:p text:style-name="P14">def sum_fun(v1,v2):</text:p>
      <text:p text:style-name="P14"><text:tab/>res=v1+v2</text:p>
      <text:p text:style-name="P14"><text:tab/>return res</text:p>
      <text:p text:style-name="P14"/>
      <text:p text:style-name="P14"/>
      <text:p text:style-name="P14">cnt=randrange(10,20)</text:p>
      <text:p text:style-name="P14">print " length of list : ",cnt</text:p>
      <text:p text:style-name="P14"/>
      <text:p text:style-name="P14"><text:soft-page-break/>list1=[randrange(-10,20) for i in range(cnt)]</text:p>
      <text:p text:style-name="P14">print "list is :",list1</text:p>
      <text:p text:style-name="P14"/>
      <text:p text:style-name="P14">list2=filter(positive,list1)</text:p>
      <text:p text:style-name="P14">print "positive numbers list :",list2</text:p>
      <text:p text:style-name="P14"/>
      <text:p text:style-name="P14">list3=map(sqre,list2)</text:p>
      <text:p text:style-name="P14">print "squrare of the list : ",list3</text:p>
      <text:p text:style-name="P14"/>
      <text:p text:style-name="P14">total=reduce(sum_fun,list3)</text:p>
      <text:p text:style-name="P14">print "sum of list :", total</text:p>
      <text:p text:style-name="P14"/>
      <text:p text:style-name="P14">output:</text:p>
      <text:p text:style-name="P14"><text:s/><text:span text:style-name="T7">length of list:14</text:span></text:p>
      <text:p text:style-name="P16">list is : [1, -3, 9, 7, 10, -5, -3, 15, -5, 8, 4, -7, -2, -6]</text:p>
      <text:p text:style-name="P16">positive numbers list : [1, 9, 7, 10, 15, 8, 4]</text:p>
      <text:p text:style-name="P16">squrare of the list : <text:s/>[1, 81, 49, 100, 225, 64, 16]</text:p>
      <text:p text:style-name="P16">sum of above list : 536</text:p>
      <text:p text:style-name="P15">5.</text:p>
      <text:p text:style-name="P17">Write a program in Python to perform the following:</text:p>
      <text:p text:style-name="P17"> Accept a list from user</text:p>
      <text:p text:style-name="P17"> Accept a tuple from user</text:p>
      <text:p text:style-name="P17"> Form list comprehension of square of numbers using above list and print the result</text:p>
      <text:p text:style-name="P17"> Form tuple comprehension of square of numbers using above tuple and print the result</text:p>
      <text:p text:style-name="P17"> Form set comprehension of square of numbers using above list and <text:s/><text:span text:style-name="T8">print result</text:span></text:p>
      <text:p text:style-name="P17"/>
      <text:p text:style-name="P15">x=list(input("enter numbers: "))</text:p>
      <text:p text:style-name="P15">x=[i ** 2 for i in x] </text:p>
      <text:p text:style-name="P15">print x</text:p>
      <text:p text:style-name="P15">y=tuple(input("enter elements:"))</text:p>
      <text:p text:style-name="P15">z=[i ** 2 for i in y]</text:p>
      <text:p text:style-name="P15">print y</text:p>
      <text:p text:style-name="P15">set={i ** 2 for i in x}</text:p>
      <text:p text:style-name="P15">print set</text:p>
      <text:p text:style-name="P15"/>
      <text:p text:style-name="P15">output:</text:p>
      <text:p text:style-name="P15"><text:s/>x=enter numbers:1,2,3</text:p>
      <text:p text:style-name="P15"><text:s/>x=[1,2,3]</text:p>
      <text:p text:style-name="P15"><text:s/>y=enter elements:1,2,3</text:p>
      <text:p text:style-name="P15">y=(1,2,3)</text:p>
      <text:p text:style-name="P15"><text:s/>z=([1,4,9])</text:p>
      <text:p text:style-name="P2"/>
      <text:p text:style-name="P18">Assignments for 13-Dec-17</text:p>
      <text:p text:style-name="P18"/>
      <text:p text:style-name="P18"><text:span text:style-name="T9">1.Write a program in Python to perform command line arguments multiplication. If no command line arguments are passed print error message and print result if proper arguments are passed.</text:span></text:p>
      <text:p text:style-name="P19"/>
      <text:p text:style-name="P19">#!/usr/bin/python </text:p>
      <text:p text:style-name="P19">import sys </text:p>
      <text:p text:style-name="P19">if len(sys.argv)&gt;1: </text:p>
      <text:p text:style-name="P19"><text:tab/>num1 = int(sys.argv[1]) </text:p>
      <text:p text:style-name="P19"><text:tab/>num2 =int (sys.argv[2]) </text:p>
      <text:p text:style-name="P19"><text:soft-page-break/><text:tab/>result= num1*num2 </text:p>
      <text:p text:style-name="P19"><text:tab/>print result </text:p>
      <text:p text:style-name="P19">else: </text:p>
      <text:p text:style-name="P19"><text:tab/>print " Please give proper comand \n ex: filename 5 2 " </text:p>
      <text:p text:style-name="P18">output:</text:p>
      <text:p text:style-name="P18">filename 4 5</text:p>
      <text:p text:style-name="P18">20</text:p>
      <text:p text:style-name="P19"/>
      <text:p text:style-name="P19">2. Develop Python module to address following 3 functionalities of Fibonacci Series: </text:p>
      <text:p text:style-name="P19"> Normal method - Function to print the required fibonacci series, if function receives 10, then </text:p>
      <text:p text:style-name="P19">prints 10 fibonacci numbers </text:p>
      <text:p text:style-name="P19"> List - Function would return the list of fibonacci series </text:p>
      <text:p text:style-name="P19"> Tuple - Function would return the fibonacci numbers in a tuple</text:p>
      <text:p text:style-name="P19"/>
      <text:p text:style-name="P21">#!/usr/bin/python </text:p>
      <text:p text:style-name="P21">def fib1(num): </text:p>
      <text:p text:style-name="P21"><text:tab/>a=0 </text:p>
      <text:p text:style-name="P21"><text:tab/>b=1 </text:p>
      <text:p text:style-name="P21"><text:tab/>l1=[] </text:p>
      <text:p text:style-name="P21"><text:tab/>for i in range(num): </text:p>
      <text:p text:style-name="P21"><text:tab/><text:tab/>l1.append(a)<text:tab/> </text:p>
      <text:p text:style-name="P21"><text:tab/><text:tab/>a,b=b,a+b </text:p>
      <text:p text:style-name="P21"><text:tab/>return l1 </text:p>
      <text:p text:style-name="P21">def fib2(num): </text:p>
      <text:p text:style-name="P21"><text:tab/>a,b=0,1 </text:p>
      <text:p text:style-name="P21"><text:tab/>l1=[] </text:p>
      <text:p text:style-name="P21"><text:tab/>while num&gt;0: </text:p>
      <text:p text:style-name="P21"><text:tab/><text:tab/>l1.append(a) </text:p>
      <text:p text:style-name="P21"><text:tab/><text:tab/>a,b=b,a+b </text:p>
      <text:p text:style-name="P21"><text:tab/><text:tab/>num-=1 </text:p>
      <text:p text:style-name="P21"><text:tab/>return l1 </text:p>
      <text:p text:style-name="P21">def fib3(num): </text:p>
      <text:p text:style-name="P21"><text:tab/>a,b=0,1 </text:p>
      <text:p text:style-name="P21"><text:tab/>l1=[] </text:p>
      <text:p text:style-name="P21"><text:tab/>for i in range(num): </text:p>
      <text:p text:style-name="P21"><text:tab/><text:tab/>l1.append(a) </text:p>
      <text:p text:style-name="P21"><text:s text:c="2"/><text:tab/><text:tab/>a,b = b, a+b </text:p>
      <text:p text:style-name="P21"><text:tab/>tup=tuple(l1) </text:p>
      <text:p text:style-name="P21"><text:tab/>return tup </text:p>
      <text:p text:style-name="P21">#num=input() </text:p>
      <text:p text:style-name="P21">#print "1 model :", fib1(<text:span text:style-name="T10">5)</text:span></text:p>
      <text:p text:style-name="P21">#print "2nd model :",fib2(<text:span text:style-name="T10">7)</text:span> </text:p>
      <text:p text:style-name="P21">#print "3rd model : ",fib3(<text:span text:style-name="T10">9)</text:span></text:p>
      <text:p text:style-name="P18">output:</text:p>
      <text:p text:style-name="P18">[1, 1, 2, 3, 5]</text:p>
      <text:p text:style-name="P18">[1, 1, 2, 3, 5, 8, 13]</text:p>
      <text:p text:style-name="P18">[0, 1, 1, 2, 3, 5, 8, 13, 21]</text:p>
      <text:p text:style-name="P18"/>
      <text:p text:style-name="P19"/>
      <text:p text:style-name="P18">3. Develop Python module to address following 3 functionalities of Prime Numbers:</text:p>
      <text:p text:style-name="P18"> Normal method - Function to print the whether passed number is prime or not, if function</text:p>
      <text:p text:style-name="P18">receives 10, then prints message ""10 is not a prime number""</text:p>
      <text:p text:style-name="P18"><text:soft-page-break/> List - Function would return the list of prime numbers accepting the range as arguments (if no</text:p>
      <text:p text:style-name="P18">arguments passed then default, it should take 1 and 100 as range)</text:p>
      <text:p text:style-name="P18"> Tuple - Function would return the list of prime numbers accepting the range as arguments (if no</text:p>
      <text:p text:style-name="P18">arguments passed then default, it should take 50 and 200 as range)</text:p>
      <text:p text:style-name="P18">Include main program to use above modules, main program to print the numbers (not list or tuple as it is)</text:p>
      <text:p text:style-name="P18"/>
      <text:p text:style-name="P18">code:</text:p>
      <text:p text:style-name="P18">#!/usr/bin/python</text:p>
      <text:p text:style-name="P18">def prime_num(inp):</text:p>
      <text:p text:style-name="P18"><text:tab/>for val in range(2,(inp/2)+1):</text:p>
      <text:p text:style-name="P18"><text:tab/><text:tab/>if (inp%val==0):</text:p>
      <text:p text:style-name="P18"><text:tab/><text:tab/><text:tab/>print "%d is not a prime number"%inp</text:p>
      <text:p text:style-name="P18"><text:tab/><text:tab/><text:tab/>break</text:p>
      <text:p text:style-name="P18"><text:tab/>else:</text:p>
      <text:p text:style-name="P18"><text:tab/><text:tab/>print "%d is prime number"%inp</text:p>
      <text:p text:style-name="P18"/>
      <text:p text:style-name="P18">inp=input("Enter the input number :")</text:p>
      <text:p text:style-name="P18">prime_num(inp)</text:p>
      <text:p text:style-name="P18">def prime_list(inp1=1,inp2=100):</text:p>
      <text:p text:style-name="P18"><text:s text:c="8"/>l=[]</text:p>
      <text:p text:style-name="P18"><text:s text:c="8"/>for val in range(inp1,inp2):</text:p>
      <text:p text:style-name="P18"><text:s text:c="16"/>if(val&gt;1):</text:p>
      <text:p text:style-name="P18"><text:s text:c="24"/>for val1 in range(2,(val/2)+1):</text:p>
      <text:p text:style-name="P18"><text:s text:c="32"/>if (val%val1==0):</text:p>
      <text:p text:style-name="P18"><text:s text:c="40"/>break</text:p>
      <text:p text:style-name="P18"><text:s text:c="24"/>else:</text:p>
      <text:p text:style-name="P18"><text:s text:c="32"/>l.append(val)</text:p>
      <text:p text:style-name="P18"><text:s text:c="8"/>return l</text:p>
      <text:p text:style-name="P18">print prime_list()</text:p>
      <text:p text:style-name="P18"/>
      <text:p text:style-name="P18">inp1=input("Enter the starting number :")</text:p>
      <text:p text:style-name="P18">inp2=input("Enter the ending number :")</text:p>
      <text:p text:style-name="P18">print prime_list(inp1,inp2)</text:p>
      <text:p text:style-name="P18">def prime_list(inp1=50,inp2=200):</text:p>
      <text:p text:style-name="P18"><text:s text:c="8"/>l=[]</text:p>
      <text:p text:style-name="P18"><text:s text:c="8"/>for val in range(inp1,inp2):</text:p>
      <text:p text:style-name="P18"><text:s text:c="16"/>if(val&gt;1):</text:p>
      <text:p text:style-name="P18"><text:s text:c="24"/>for val1 in range(2,(val/2)+1):</text:p>
      <text:p text:style-name="P18"><text:s text:c="32"/>if (val%val1==0):</text:p>
      <text:p text:style-name="P18"><text:s text:c="40"/>break</text:p>
      <text:p text:style-name="P18"><text:s text:c="24"/>else:</text:p>
      <text:p text:style-name="P18"><text:s text:c="32"/>l.append(val)</text:p>
      <text:p text:style-name="P18"><text:s text:c="8"/>return tuple(l)</text:p>
      <text:p text:style-name="P18">print prime_list()</text:p>
      <text:p text:style-name="P18"/>
      <text:p text:style-name="P18">inp1=input("Enter the starting number :")</text:p>
      <text:p text:style-name="P18">inp2=input("Enter the ending number :")</text:p>
      <text:p text:style-name="P18">print prime_list(inp1,inp2)</text:p>
      <text:p text:style-name="P18">output:</text:p>
      <text:p text:style-name="P18">enter the input number:</text:p>
      <text:p text:style-name="P18">5</text:p>
      <text:p text:style-name="P18"><text:soft-page-break/>5 is a prime number</text:p>
      <text:p text:style-name="P18">enter the starting number:2</text:p>
      <text:p text:style-name="P18">enter the ending number:9</text:p>
      <text:p text:style-name="P18">[3,5,7]</text:p>
      <text:p text:style-name="P18">enter the starting number:2</text:p>
      <text:p text:style-name="P18">enter the ending number:9</text:p>
      <text:p text:style-name="P18">(3,5,7)</text:p>
      <text:p text:style-name="P18"/>
      <text:p text:style-name="P19"><text:span text:style-name="T10">4</text:span>. Develop Python module to address following 3 functionalities of Factorial of given numbers: </text:p>
      <text:p text:style-name="P19"> Normal method - Function to print the factorial of passed number, if function receives 5, then </text:p>
      <text:p text:style-name="P19">prints factorial of 5 is 120 </text:p>
      <text:p text:style-name="P19"> List - Function would return the list of factorial values of passed list, if function receives [3, 5, 4] </text:p>
      <text:p text:style-name="P19">then it function to return [6, 120, 24] </text:p>
      <text:p text:style-name="P19"> Tuple - Function would return the factorial values of passed tuple in a tuple </text:p>
      <text:p text:style-name="P19">NOTE: In list you implement logic of multiplying in descending order as 5 * 4 * 3 * 2 * 1 = 120 and in </text:p>
      <text:p text:style-name="P19">tuple implement logic of multiplying in ascending order as 1 * 2 * 3 * 4 * 5 = 120 </text:p>
      <text:p text:style-name="P19">Include main program to use above modules, main program to print the individual numbers (not list or </text:p>
      <text:p text:style-name="P19">tuple as it is)</text:p>
      <text:p text:style-name="P19"/>
      <text:p text:style-name="P19"/>
      <text:p text:style-name="P19">#!/usr/bin/python</text:p>
      <text:p text:style-name="P19">def fact1(n):</text:p>
      <text:p text:style-name="P19"><text:s text:c="4"/>if n == 0:</text:p>
      <text:p text:style-name="P19"><text:s text:c="8"/>return 1</text:p>
      <text:p text:style-name="P19"><text:s text:c="4"/>else:</text:p>
      <text:p text:style-name="P19"><text:s text:c="8"/>return n * fact1(n-1)</text:p>
      <text:p text:style-name="P19">def fact2(n):</text:p>
      <text:p text:style-name="P19"><text:s text:c="4"/>if n == 0:</text:p>
      <text:p text:style-name="P19"><text:s text:c="8"/>return 1</text:p>
      <text:p text:style-name="P19"><text:s text:c="4"/>else:</text:p>
      <text:p text:style-name="P19"><text:s text:c="8"/>return fact1(n-1) * n </text:p>
      <text:p text:style-name="P19"/>
      <text:p text:style-name="P19">n=5</text:p>
      <text:p text:style-name="P19">print "factorial of ", n,"is :", fact1(n)</text:p>
      <text:p text:style-name="P19">n=[3,5,4]</text:p>
      <text:p text:style-name="P19"/>
      <text:p text:style-name="P19">if len(n)&gt;2:</text:p>
      <text:p text:style-name="P19"><text:s text:c="4"/>fact_list=map(fact1,n)</text:p>
      <text:p text:style-name="P19"><text:s text:c="4"/>print fact_list</text:p>
      <text:p text:style-name="P19">n=(3,5,4)</text:p>
      <text:p text:style-name="P19">if len(n)&gt;2:</text:p>
      <text:p text:style-name="P19"><text:s text:c="4"/>fact_list=map(fact2,n)</text:p>
      <text:p text:style-name="P19"><text:s text:c="4"/>print tuple(fact_list)</text:p>
      <text:p text:style-name="P19"/>
      <text:p text:style-name="P18">output:</text:p>
      <text:p text:style-name="P18"/>
      <text:p text:style-name="P19">#!/usr/bin/python</text:p>
      <text:p text:style-name="P19">def fact1(n):</text:p>
      <text:p text:style-name="P19"><text:s text:c="4"/>if n == 0:</text:p>
      <text:p text:style-name="P19"><text:s text:c="8"/>return 1</text:p>
      <text:p text:style-name="P19"><text:soft-page-break/><text:s text:c="4"/>else:</text:p>
      <text:p text:style-name="P19"><text:s text:c="8"/>return n * fact1(n-1)</text:p>
      <text:p text:style-name="P19">def fact2(n):</text:p>
      <text:p text:style-name="P19"><text:s text:c="4"/>if n == 0:</text:p>
      <text:p text:style-name="P19"><text:s text:c="8"/>return 1</text:p>
      <text:p text:style-name="P19"><text:s text:c="4"/>else:</text:p>
      <text:p text:style-name="P19"><text:s text:c="8"/>return fact1(n-1) * n </text:p>
      <text:p text:style-name="P19"/>
      <text:p text:style-name="P19">n=5</text:p>
      <text:p text:style-name="P19">print "factorial of ", n,"is :", fact1(n)</text:p>
      <text:p text:style-name="P19">n=[3,5,4]</text:p>
      <text:p text:style-name="P19"/>
      <text:p text:style-name="P19">if len(n)&gt;2:</text:p>
      <text:p text:style-name="P19"><text:s text:c="4"/>fact_list=map(fact1,n)</text:p>
      <text:p text:style-name="P19"><text:s text:c="4"/>print fact_list</text:p>
      <text:p text:style-name="P19">n=(3,5,4)</text:p>
      <text:p text:style-name="P19">if len(n)&gt;2:</text:p>
      <text:p text:style-name="P19"><text:s text:c="4"/>fact_list=map(fact2,n)</text:p>
      <text:p text:style-name="P19"><text:s text:c="4"/>print tuple(fact_list)</text:p>
      <text:p text:style-name="P19"/>
      <text:p text:style-name="P18">output:</text:p>
      <text:p text:style-name="P18">factorial of 5 is:120</text:p>
      <text:p text:style-name="P18">[6,120,20]</text:p>
      <text:p text:style-name="P18">(6,120,24)</text:p>
      <text:p text:style-name="P21"/>
      <text:p text:style-name="P19">5.Develop Python package to include above modules of Fibonacci series, prime numbers and factorial </text:p>
      <text:p text:style-name="P19">__init__.py</text:p>
      <text:p text:style-name="P19"/>
      <text:p text:style-name="P19">from fibono import fib1</text:p>
      <text:p text:style-name="P19">from fact import fact1</text:p>
      <text:p text:style-name="P20">from prime import prime1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8:04:04.764888062</meta:creation-date>
    <meta:generator>LibreOffice/5.1.6.2$Linux_X86_64 LibreOffice_project/10m0$Build-2</meta:generator>
    <dc:date>2017-12-19T18:33:22.018095724</dc:date>
    <meta:editing-duration>PT1H23M57S</meta:editing-duration>
    <meta:editing-cycles>6</meta:editing-cycles>
    <meta:document-statistic meta:table-count="0" meta:image-count="0" meta:object-count="0" meta:page-count="17" meta:paragraph-count="722" meta:word-count="3727" meta:character-count="33545" meta:non-whitespace-character-count="20773"/>
  </office:meta>
</office:document-meta>
</file>